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adrão-title">
      <style:graphic-properties fo:min-height="2.629cm" loext:decorative="false"/>
      <style:paragraph-properties style:writing-mode="lr-tb"/>
    </style:style>
    <style:style style:name="pr2" style:family="presentation" style:parent-style-name="Padrão-subtitle">
      <style:graphic-properties draw:textarea-vertical-align="top" fo:min-height="9.134cm" loext:decorative="false"/>
      <style:paragraph-properties style:writing-mode="lr-tb"/>
    </style:style>
    <style:style style:name="pr3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style:font-name="Ubuntu" fo:font-size="28pt" fo:font-weight="bold"/>
    </style:style>
    <style:style style:name="P2" style:family="paragraph">
      <style:paragraph-properties fo:line-height="150%" fo:text-align="start"/>
      <style:text-properties style:font-name="Ubuntu" fo:font-size="22pt"/>
    </style:style>
    <style:style style:name="P3" style:family="paragraph">
      <loext:graphic-properties draw:fill-color="#ffffff"/>
    </style:style>
    <style:style style:name="P4" style:family="paragraph">
      <style:paragraph-properties fo:line-height="150%" fo:text-align="justify"/>
      <style:text-properties style:font-name="Ubuntu" fo:font-size="20pt"/>
    </style:style>
    <style:style style:name="P5" style:family="paragraph">
      <style:paragraph-properties fo:line-height="150%" fo:text-align="justify"/>
      <style:text-properties style:font-name="Ubuntu" fo:font-size="22pt"/>
    </style:style>
    <style:style style:name="P6" style:family="paragraph">
      <style:paragraph-properties fo:margin-top="0.42cm" fo:margin-bottom="0.35cm" fo:line-height="150%" fo:text-align="justify"/>
      <style:text-properties fo:font-size="10pt" style:font-size-asian="10pt" style:font-size-complex="10pt"/>
    </style:style>
    <style:style style:name="P7" style:family="paragraph">
      <style:paragraph-properties fo:margin-top="0.42cm" fo:margin-bottom="0.35cm" fo:line-height="150%" fo:text-align="justify"/>
      <style:text-properties style:font-name="Ubuntu" fo:font-size="10pt" style:font-size-asian="10pt" style:font-size-complex="10pt"/>
    </style:style>
    <style:style style:name="P8" style:family="paragraph">
      <style:paragraph-properties fo:margin-top="0.42cm" fo:margin-bottom="0.35cm"/>
      <style:text-properties fo:font-size="24pt" style:font-size-asian="10pt" style:font-size-complex="10pt"/>
    </style:style>
    <style:style style:name="P9" style:family="paragraph">
      <style:paragraph-properties fo:margin-top="0.42cm" fo:margin-bottom="0.35cm"/>
      <style:text-properties style:font-name="Ubuntu" fo:font-size="24pt" fo:font-weight="bold" style:font-size-asian="10pt" style:font-size-complex="10pt"/>
    </style:style>
    <style:style style:name="P10" style:family="paragraph">
      <style:paragraph-properties fo:line-height="150%" fo:text-align="start"/>
      <style:text-properties style:font-name="Ubuntu" fo:font-size="20pt"/>
    </style:style>
    <style:style style:name="T1" style:family="text">
      <style:text-properties style:font-name="Ubuntu" fo:font-size="22pt"/>
    </style:style>
    <style:style style:name="T2" style:family="text">
      <style:text-properties style:font-name="Ubuntu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O Problema de Escalonamento de Tarefa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2">O problema resolvido neste código é um clássico exemplo de otimização de escalonamento de tarefas, comumente encontrado em gestão de projetos, planejamento de produção ou alocação de recursos. Vamos detalhar o objetivo, as restrições e a matemática por trás da solução.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O Problema de Escalonamento de Tarefas: Objetivo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2">O objetivo principal é maximizar o lucro total obtido ao realizar um conjunto de tarefas (ou "jobs") em um período de três dias. Cada tarefa tem um lucro associado (em reais) e uma duração específica (em horas). Queremos decidir quais tarefas realizar e em quais dias alocá-las para obter o maior retorno financeiro possível, respeitando certas limitações.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O Problema de Escalonamento de Tarefas: Objetivo</text:p>
          </draw:text-box>
        </draw:frame>
        <draw:frame presentation:style-name="pr2" draw:text-style-name="P2" draw:layer="layout" svg:width="25.199cm" svg:height="10.465cm" svg:x="1.4cm" svg:y="3.685cm" presentation:class="subtitle" presentation:user-transformed="true">
          <draw:text-box>
            <text:p text:style-name="P2">No exemplo, temos 6 tarefas disponíveis (A, B, C, D, E, F), com os seguintes lucros e durações:</text:p>
            <text:list text:style-name="L2">
              <text:list-item>
                <text:p text:style-name="P2">Tarefa A: Lucro R$200, Duração 2h</text:p>
              </text:list-item>
              <text:list-item>
                <text:p text:style-name="P2">Tarefa B: Lucro R$500, Duração 3h</text:p>
              </text:list-item>
              <text:list-item>
                <text:p text:style-name="P2">Tarefa C: Lucro R$300, Duração 5h</text:p>
              </text:list-item>
              <text:list-item>
                <text:p text:style-name="P2">Tarefa D: Lucro R$100, Duração 2h</text:p>
              </text:list-item>
              <text:list-item>
                <text:p text:style-name="P2">Tarefa E: Lucro R$1000, Duração 6h</text:p>
              </text:list-item>
              <text:list-item>
                <text:p text:style-name="P2">Tarefa F: Lucro R$300, Duração 4h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O Problema de Escalonamento de Tarefas: Restrições</text:p>
          </draw:text-box>
        </draw:frame>
        <draw:frame presentation:style-name="pr2" draw:text-style-name="P4" draw:layer="layout" svg:width="25.199cm" svg:height="11.941cm" svg:x="1.4cm" svg:y="3.185cm" presentation:class="subtitle" presentation:user-transformed="true">
          <draw:text-box>
            <text:p text:style-name="P4">O problema impõe duas restrições principais:</text:p>
            <text:list text:style-name="L3">
              <text:list-item>
                <text:p text:style-name="P4">Limite de horas por dia: Cada dia tem um máximo de 6 horas disponíveis. A soma das durações das tarefas agendadas em um único dia não pode exceder esse limite.</text:p>
              </text:list-item>
              <text:list-item>
                <text:p text:style-name="P4">Agendamento único: Cada tarefa pode ser realizada no máximo uma vez. Isso significa que uma tarefa não pode ser alocada em mais de um dia ou repetida.</text:p>
              </text:list-item>
            </text:list>
            <text:p text:style-name="P4">Essas restrições refletem uma situação realista, como um trabalhador ou máquina com disponibilidade limitada por dia e um conjunto de tarefas que só precisam (ou podem) ser feitas uma vez.</text:p>
            <text:p text:style-name="P4"/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A matemática por trás do problema</text:p>
          </draw:text-box>
        </draw:frame>
        <draw:frame presentation:style-name="pr2" draw:text-style-name="P5" draw:layer="layout" svg:width="25.199cm" svg:height="9.157cm" svg:x="1.4cm" svg:y="3.185cm" presentation:class="subtitle" presentation:user-transformed="true">
          <draw:text-box>
            <text:p text:style-name="P5">Este é um problema de programação inteira binária, que significa que trabalhamos com decisões do tipo "sim ou não" — neste caso, decidir se uma tarefa será ou não agendada em um determinado dia. Para resolver isso, usamos o solver Gurobi por meio da biblioteca Pyomo, que organiza e calcula a melhor solução possível. Vamos entender como isso funciona de forma simples.</text:p>
            <text:p text:style-name="P5"/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A matemática por trás do problema</text:p>
          </draw:text-box>
        </draw:frame>
        <draw:frame presentation:style-name="pr2" draw:text-style-name="P7" draw:layer="layout" svg:width="25.199cm" svg:height="10.885cm" svg:x="1.4cm" svg:y="3.185cm" presentation:class="subtitle" presentation:user-transformed="true">
          <draw:text-box>
            <text:p text:style-name="P6"><text:span text:style-name="T1">Primeiro, criamos variáveis de decisão: para cada tarefa e cada dia, definimos uma escolha binária — agendar a tarefa naquele dia (sim) ou não agendar (não). Essas variáveis são como interruptores que ligam ou desligam as possibilidades.</text:span></text:p>
            <text:p text:style-name="P6"><text:span text:style-name="T1">O objetivo é encontrar a combinação dessas escolhas que gere o maior lucro total. Para isso, o modelo considera o lucro de cada tarefa e soma apenas os valores das tarefas que forem "ligadas" (agendadas) em algum dia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A matemática por trás do problema</text:p>
          </draw:text-box>
        </draw:frame>
        <draw:frame presentation:style-name="pr2" draw:text-style-name="P5" draw:layer="layout" svg:width="25.199cm" svg:height="9.157cm" svg:x="1.4cm" svg:y="3.185cm" presentation:class="subtitle" presentation:user-transformed="true">
          <draw:text-box>
            <text:p text:style-name="P5">Depois, aplicamos as regras do jogo:</text:p>
            <text:list text:style-name="L2">
              <text:list-item>
                <text:p text:style-name="P5">Limite de horas por dia: Para cada dia, o modelo verifica todas as tarefas agendadas ali e soma suas durações. Essa soma não pode passar de 6 horas, garantindo que o tempo disponível seja respeitado.</text:p>
              </text:list-item>
              <text:list-item>
                <text:p text:style-name="P5">Agendamento único: Para cada tarefa, o modelo olha os três dias e assegura que ela só seja "ligada" em, no máximo, um deles, evitando que a mesma tarefa apareça mais de uma vez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A matemática por trás do problema</text:p>
          </draw:text-box>
        </draw:frame>
        <draw:frame presentation:style-name="pr2" draw:text-style-name="P4" draw:layer="layout" svg:width="25.199cm" svg:height="11.941cm" svg:x="1.4cm" svg:y="2.885cm" presentation:class="subtitle" presentation:user-transformed="true">
          <draw:text-box>
            <text:p text:style-name="P4">As variáveis só podem ser 0 ou 1 (não ou sim), refletindo decisões claras: ou a tarefa entra no cronograma em um dia específico, ou fica de fora.</text:p>
            <text:p text:style-name="P4">O solver Gurobi, então, usa métodos inteligentes, como testar diferentes combinações e eliminar opções inviáveis, para encontrar a melhor solução. Ele analisa todas as possibilidades de forma eficiente e entrega o cronograma que dá o maior lucro possível, respeitando o limite de horas e a regra de fazer cada tarefa no máximo uma vez.</text:p>
            <text:p text:style-name="P4">No final, o resultado mostra quais tarefas foram escolhidas, em quais dias elas foram colocadas e o lucro total alcançado, tudo calculado de forma precisa e otimizada.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2">Problema 2: Diferenças em Relação ao Primeiro Problema</text:span></text:p>
          </draw:text-box>
        </draw:frame>
        <draw:frame presentation:style-name="pr2" draw:text-style-name="P10" draw:layer="layout" svg:width="25.199cm" svg:height="10.747cm" svg:x="1.4cm" svg:y="2.885cm" presentation:class="subtitle" presentation:user-transformed="true">
          <draw:text-box>
            <text:p text:style-name="P10">O primeiro problema, que analisamos anteriormente, era mais flexível. As principais diferenças são:</text:p>
            <text:p text:style-name="P10">Número de tarefas por dia: </text:p>
            <text:p text:style-name="P10">Primeiro problema: Permitia múltiplas tarefas por dia, desde que a soma das durações não excedesse 6 horas. Por exemplo, podíamos agendar A (2h) e B (3h) no mesmo dia, totalizando 5 horas.</text:p>
            <text:p text:style-name="P10">Novo problema: Limita a uma única tarefa por dia, independentemente da duração. Isso significa que, com 3 dias, podemos agendar no máximo 3 tarefas, mesmo que suas durações sejam menores que 6 horas.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2">Problema 2: Diferenças em Relação ao Primeiro Problema</text:span></text:p>
          </draw:text-box>
        </draw:frame>
        <draw:frame presentation:style-name="pr2" draw:text-style-name="P2" draw:layer="layout" svg:width="25.199cm" svg:height="13.081cm" svg:x="1.4cm" svg:y="2.885cm" presentation:class="subtitle" presentation:user-transformed="true">
          <draw:text-box>
            <text:p text:style-name="P2">Impacto no lucro: </text:p>
            <text:p text:style-name="P2">Primeiro problema: Podia alcançar lucros maiores ao combinar tarefas de alta rentabilidade em um mesmo dia, como E (R$1000, 6h) em um dia e A (R$200, 2h) + B (R$500, 3h) em outro.</text:p>
            <text:p text:style-name="P2">Novo problema: O lucro máximo é limitado pela restrição de uma tarefa por dia. Com apenas 3 dias, o melhor cenário possível seria algo como E (R$1000), B (R$500) e F (R$300), totalizando R$1800, mas nunca poderíamos usar todas as tarefas menores juntas.</text:p>
            <text:p text:style-name="P2"/>
            <text:p text:style-name="P2"/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2">Problema 2: Diferenças em Relação ao Primeiro Problema</text:span></text:p>
          </draw:text-box>
        </draw:frame>
        <draw:frame presentation:style-name="pr2" draw:text-style-name="P2" draw:layer="layout" svg:width="25.199cm" svg:height="10.465cm" svg:x="1.4cm" svg:y="2.885cm" presentation:class="subtitle" presentation:user-transformed="true">
          <draw:text-box>
            <text:p text:style-name="P2">Complexidade do cronograma: </text:p>
            <text:p text:style-name="P2">Primeiro problema: Exigia balancear durações para caber várias tarefas por dia, o que podia gerar cronogramas mais densos.</text:p>
            <text:p text:style-name="P2">Novo problema: Simplifica o cronograma, já que cada dia terá zero ou uma tarefa, mas reduz as opções de otimização.</text:p>
            <text:p text:style-name="P2"/>
            <text:p text:style-name="P2"/>
            <text:p text:style-name="P2"/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4:06:08.934090329</meta:creation-date>
    <dc:date>2025-04-06T14:31:42.838118483</dc:date>
    <meta:editing-duration>PT14M43S</meta:editing-duration>
    <meta:editing-cycles>3</meta:editing-cycles>
    <meta:generator>LibreOffice/24.2.7.2$Linux_X86_64 LibreOffice_project/420$Build-2</meta:generator>
    <meta:document-statistic meta:object-count="65"/>
  </office:meta>
</office:document-meta>
</file>